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svg:stroke-color="#000000" draw:fill="none" draw:fill-color="#ffffff" fo:min-height="0.711cm"/>
    </style:style>
    <style:style style:name="gr6" style:family="graphic" style:parent-style-name="standard">
      <style:graphic-properties draw:stroke="none" svg:stroke-color="#000000" draw:fill="none" draw:fill-color="#ffffff" fo:min-height="0.63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19cm" svg:height="0.962cm" draw:transform="rotate (-0.000349065850399089) translate (6.589cm 1.381cm)">
          <draw:text-box>
            <text:p>MotorVehicle</text:p>
          </draw:text-box>
        </draw:frame>
        <draw:frame draw:style-name="gr2" draw:text-style-name="P1" draw:layer="layout" svg:width="2.158cm" svg:height="1.016cm" draw:transform="rotate (-0.000349065850399089) translate (1.001cm 5.953cm)">
          <draw:text-box>
            <text:p>Truck</text:p>
          </draw:text-box>
        </draw:frame>
        <draw:frame draw:style-name="gr3" draw:text-style-name="P1" draw:layer="layout" svg:width="5.715cm" svg:height="0.962cm" draw:transform="rotate (-0.000349065850399089) translate (9.636cm 8.926cm)">
          <draw:text-box>
            <text:p>PassengerVehicle</text:p>
          </draw:text-box>
        </draw:frame>
        <draw:frame draw:style-name="gr3" draw:text-style-name="P1" draw:layer="layout" svg:width="1.777cm" svg:height="0.962cm" draw:transform="rotate (-0.000349065850399089) translate (2.906cm 8.927cm)">
          <draw:text-box>
            <text:p>Van</text:p>
          </draw:text-box>
        </draw:frame>
        <draw:frame draw:style-name="gr4" draw:text-style-name="P1" draw:layer="layout" svg:width="4.571cm" svg:height="1.673cm" draw:transform="rotate (-0.000349065850399089) translate (1cm 2.958cm)">
          <draw:text-box>
            <text:p>(subClassOf)</text:p>
          </draw:text-box>
        </draw:frame>
        <draw:frame draw:style-name="gr5" draw:text-style-name="P1" draw:layer="layout" svg:width="4.317cm" svg:height="0.962cm" draw:transform="rotate (-0.000349065850399089) translate (6.063cm 6.176cm)">
          <draw:text-box>
            <text:p>(subClassOf)</text:p>
          </draw:text-box>
        </draw:frame>
        <draw:frame draw:style-name="gr6" draw:text-style-name="P1" draw:layer="layout" svg:width="4.318cm" svg:height="0.962cm" draw:transform="rotate (-0.000349065850399089) translate (5.953cm 11.085cm)">
          <draw:text-box>
            <text:p>(subClassOf)</text:p>
          </draw:text-box>
        </draw:frame>
        <draw:frame draw:style-name="gr3" draw:text-style-name="P1" draw:layer="layout" svg:width="2.921cm" svg:height="0.962cm" draw:transform="rotate (-0.000349065850399089) translate (6.969cm 14.388cm)">
          <draw:text-box>
            <text:p>MiniVan</text:p>
          </draw:text-box>
        </draw:frame>
        <draw:line draw:style-name="gr7" draw:text-style-name="P2" draw:layer="layout" svg:x1="8.112cm" svg:y1="14.462cm" svg:x2="4.175cm" svg:y2="10.017cm">
          <text:p/>
        </draw:line>
        <draw:line draw:style-name="gr7" draw:text-style-name="P2" draw:layer="layout" svg:x1="3.921cm" svg:y1="8.874cm" svg:x2="7.858cm" svg:y2="2.27cm">
          <text:p/>
        </draw:line>
        <draw:line draw:style-name="gr7" draw:text-style-name="P2" draw:layer="layout" svg:x1="8.493cm" svg:y1="14.462cm" svg:x2="11.668cm" svg:y2="10.017cm">
          <text:p/>
        </draw:line>
        <draw:line draw:style-name="gr7" draw:text-style-name="P2" draw:layer="layout" svg:x1="11.922cm" svg:y1="8.747cm" svg:x2="8.62cm" svg:y2="2.27cm">
          <text:p/>
        </draw:line>
        <draw:line draw:style-name="gr7" draw:text-style-name="P2" draw:layer="layout" svg:x1="2.143cm" svg:y1="6.08cm" svg:x2="7.35cm" svg:y2="2.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5T18:51:43.599539297</meta:creation-date>
    <dc:date>2021-07-17T12:56:40.781631484</dc:date>
    <meta:editing-duration>PT17M28S</meta:editing-duration>
    <meta:editing-cycles>5</meta:editing-cycles>
    <meta:generator>LibreOffice/6.0.7.3$Linux_X86_64 LibreOffice_project/00m0$Build-3</meta:generator>
    <meta:document-statistic meta:object-count="13"/>
  </office:meta>
</office:document-meta>
</file>